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ith Gable</text:p>
      <text:p text:style-name="Standard">ITD-3243-001 Server Programming and Configuration</text:p>
      <text:p text:style-name="Standard">Ted Ward</text:p>
      <text:p text:style-name="Standard"/>
      <text:p text:style-name="Standard">Chapter 1 Review Questions</text:p>
      <text:p text:style-name="Standard"/>
      <text:list text:style-name="L1">
        <text:list-item>
          <text:p text:style-name="P1">LAN</text:p>
        </text:list-item>
        <text:list-item>
          <text:p text:style-name="P1">b</text:p>
        </text:list-item>
        <text:list-item>
          <text:p text:style-name="P1">c</text:p>
        </text:list-item>
        <text:list-item>
          <text:p text:style-name="P1">False</text:p>
        </text:list-item>
        <text:list-item>
          <text:p text:style-name="P1">asymmetric, rate adaptive</text:p>
        </text:list-item>
        <text:list-item>
          <text:p text:style-name="P1">b</text:p>
        </text:list-item>
        <text:list-item>
          <text:p text:style-name="P1">a</text:p>
        </text:list-item>
        <text:list-item>
          <text:p text:style-name="P1">Active Server Pages</text:p>
        </text:list-item>
        <text:list-item>
          <text:p text:style-name="P1">b</text:p>
        </text:list-item>
        <text:list-item>
          <text:p text:style-name="P1">b</text:p>
        </text:list-item>
        <text:list-item>
          <text:p text:style-name="P1">web, standard, enterprise, datacenter</text:p>
        </text:list-item>
        <text:list-item>
          <text:p text:style-name="P1">False</text:p>
        </text:list-item>
        <text:list-item>
          <text:p text:style-name="P1">Enterprise</text:p>
        </text:list-item>
        <text:list-item>
          <text:p text:style-name="P1">c</text:p>
        </text:list-item>
        <text:list-item>
          <text:p text:style-name="P1">a and c</text:p>
        </text:list-item>
        <text:list-item>
          <text:p text:style-name="P1">b</text:p>
        </text:list-item>
        <text:list-item>
          <text:p text:style-name="P1">c</text:p>
        </text:list-item>
        <text:list-item>
          <text:p text:style-name="P1">b</text:p>
        </text:list-item>
        <text:list-item>
          <text:p text:style-name="P1">The book probably wants “d” for OpenBSD, but that means that they think BSD is Linux. Otherwise I'd say “a” for Red Hat.</text:p>
        </text:list-item>
        <text:list-item>
          <text:p text:style-name="P1">False.</text:p>
        </text:list-item>
        <text:list-item>
          <text:p text:style-name="P1">B</text:p>
        </text:list-item>
        <text:list-item>
          <text:p text:style-name="P1">True – a firewall can be a hardware device</text:p>
        </text:list-item>
      </text:list>
      <text:p text:style-name="Standard"/>
      <text:p text:style-name="Standard">Project 1-1</text:p>
      <text:p text:style-name="Standard"/>
      <text:p text:style-name="Standard">There are 218 recognized Linux distributions. Three of those distributions are Ubuntu, Gentoo, and Fedora. Ubuntu is based on Debian and therefore uses APT (Advanced Package Tool), which makes it very flexible. It is also a binary package distribution, unlike Gentoo, which means packages install quickly, but are usually either compiled with every option turned on, or are compiled with some options turned on and others turned off. It is well-supported and easy to use. Gentoo's strength is its package manager, Portage, which is based on FreeBSD's ports collection. It compiles everything from scratch, so binary compatibility problems are avoided (or, occasionally, huge issues that require recompiling lots of stuff). You also have the ability to turn on compile-time options that normally cannot be turned on, and you generally have access to more bleeding-edge software. It also can be locked down more than Ubuntu or Fedora because it is installed from source code up. It takes forever to install packages, however. Fedora's strength is that it is the descendant of Red Hat Linux, one of the first popular Linux distributions, so it is supported by lots of companies. Its drawback, however, is the RPM package manager, which does not do well with third party packages depending on third party libraries. Its dependency checking is also not as good as Portage or APT.</text:p>
      <text:p text:style-name="Standard"/>
      <text:p text:style-name="Standard"/>
      <text:p text:style-name="Standard"/>
      <text:p text:style-name="Standard">Project 1-2</text:p>
      <text:p text:style-name="Standard"/>
      <text:p text:style-name="Standard">A CSU/DSU and a router would be required. Assuming that we already have a switch and router in our LAN, and that the router is a Cisco 2400 series router, a CSU/DSU addon card costs around $5000. Service would require calling your local phone company and hoping the idiot on the other end knows what you're talking about.</text:p>
      <text:p text:style-name="Standard"/>
      <text:p text:style-name="Standard">Project 1-3</text:p>
      <text:p text:style-name="Standard"/>
      <text:p text:style-name="Standard">In our area, there are two DSL choices and also cable Internet. There is satellite Internet for those who are too far away from the phone company's central office, and it costs between $50-60 a month with a huge setup fee. The download is reasonable (1-2Mbps) and the upload is around 56kbps. The other DSL choice is SBC/AT&amp;T DSL, which costs anywhere from $30 to $70 depending on your plan. The speed they claim is nothing close to the speed you get. I know I get like 400kbps but we pay for a lot more. The last option is cable, and the speed depends on how many people are on the same circuit. It usually costs between $20 and $60 a mon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Keith Gable</meta:initial-creator>
    <meta:creation-date>2007-09-13T23:06:27</meta:creation-date>
    <dc:creator>Keith Gable</dc:creator>
    <dc:date>2007-09-13T23:56:48</dc:date>
    <dc:language>en-US</dc:language>
    <meta:editing-cycles>5</meta:editing-cycles>
    <meta:editing-duration>PT50M22S</meta:editing-duration>
    <meta:user-defined meta:name="Info 1"/>
    <meta:user-defined meta:name="Info 2"/>
    <meta:user-defined meta:name="Info 3"/>
    <meta:user-defined meta:name="Info 4"/>
    <meta:document-statistic meta:table-count="0" meta:image-count="0" meta:object-count="0" meta:page-count="2" meta:paragraph-count="32" meta:word-count="495" meta:character-count="2754"/>
  </office:meta>
</office:document-meta>
</file>